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4480000020CEE6D7FA595C77943.png" manifest:media-type="image/png"/>
  <manifest:file-entry manifest:full-path="Pictures/100002010000025800000090F02C82CE824A7CC2.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field="urn:openoffice:names:experimental:ooo-ms-interop:xmlns:field:1.0" xmlns:rpt="http://openoffice.org/2005/report" xmlns:chart="urn:oasis:names:tc:opendocument:xmlns:chart:1.0" xmlns:css3t="http://www.w3.org/TR/css3-text/" xmlns:svg="urn:oasis:names:tc:opendocument:xmlns:svg-compatible:1.0" xmlns:dr3d="urn:oasis:names:tc:opendocument:xmlns:dr3d:1.0" xmlns:ooow="http://openoffice.org/2004/writer" xmlns:draw="urn:oasis:names:tc:opendocument:xmlns:drawing:1.0" xmlns:text="urn:oasis:names:tc:opendocument:xmlns:text:1.0" xmlns:style="urn:oasis:names:tc:opendocument:xmlns:style:1.0" xmlns:table="urn:oasis:names:tc:opendocument:xmlns:table:1.0" xmlns:ooo="http://openoffice.org/2004/office" xmlns:xlink="http://www.w3.org/1999/xlink" xmlns:office="urn:oasis:names:tc:opendocument:xmlns:office:1.0" xmlns:dc="http://purl.org/dc/elements/1.1/" xmlns:fo="urn:oasis:names:tc:opendocument:xmlns:xsl-fo-compatible:1.0" xmlns:meta="urn:oasis:names:tc:opendocument:xmlns:meta:1.0"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orm="urn:oasis:names:tc:opendocument:xmlns:form:1.0" xmlns:dom="http://www.w3.org/2001/xml-events" xmlns:xforms="http://www.w3.org/2002/xforms" xmlns:xsd="http://www.w3.org/2001/XMLSchema" xmlns:xsi="http://www.w3.org/2001/XMLSchema-instance" xmlns:formx="urn:openoffice:names:experimental:ooxml-odf-interop:xmlns:form:1.0" xmlns:presentation="urn:oasis:names:tc:opendocument:xmlns:presentation:1.0" xmlns:xhtml="http://www.w3.org/1999/xhtml" xmlns:grddl="http://www.w3.org/2003/g/data-view#" xmlns:smil="urn:oasis:names:tc:opendocument:xmlns:smil-compatible:1.0" office:version="1.2">
  <office:scripts/>
  <office:font-face-decls>
    <style:font-face style:name="Arial3" svg:font-family="Arial"/>
    <style:font-face style:name="Arial1" svg:font-family="Arial" style:font-family-generic="swiss"/>
    <style:font-face style:name="DejaVu Sans" svg:font-family="'DejaVu Sans'" style:font-family-generic="swiss"/>
    <style:font-face style:name="Arial2" svg:font-family="Arial" style:font-pitch="variable"/>
    <style:font-face style:name="Liberation Sans1"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Arial4" svg:font-family="Arial" style:font-family-generic="system"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fo:min-height="11.378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TITLE-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subtitle" style:list-style-name="L3">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notes" style:list-style-name="L4">
      <style:graphic-properties draw:stroke="none" svg:stroke-width="0cm" draw:fill="none" draw:fill-color="#ffffff" draw:textarea-vertical-align="middle" draw:auto-grow-height="false" draw:fit-to-size="false" style:shrink-to-fit="false" fo:min-height="11.43cm" fo:padding-top="0.226cm" fo:padding-bottom="0.226cm" fo:padding-left="0.226cm" fo:padding-right="0.226cm" fo:wrap-option="wrap"/>
      <style:paragraph-properties style:writing-mode="lr-tb"/>
    </style:style>
    <style:style style:name="pr4" style:family="presentation" style:parent-style-name="TITLE_5f__5f__5f_-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5f__5f__5f_-notes" style:list-style-name="L4">
      <style:graphic-properties draw:stroke="none" svg:stroke-width="0cm" draw:fill="none" draw:fill-color="#ffffff" draw:textarea-vertical-align="middle" draw:auto-grow-height="false" draw:fit-to-size="false" style:shrink-to-fit="false" fo:min-height="11.43cm" fo:padding-top="0.226cm" fo:padding-bottom="0.226cm" fo:padding-left="0.226cm" fo:padding-right="0.226cm" fo:wrap-option="wrap"/>
      <style:paragraph-properties style:writing-mode="lr-tb"/>
    </style:style>
    <style:style style:name="pr6" style:family="presentation" style:parent-style-name="TITLE_5f__5f__5f__5f_-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7" style:family="presentation" style:parent-style-name="TITLE_5f__5f__5f__5f_-notes" style:list-style-name="L4">
      <style:graphic-properties draw:stroke="none" svg:stroke-width="0cm" draw:fill="none" draw:fill-color="#ffffff" draw:textarea-vertical-align="middle" draw:auto-grow-height="false" draw:fit-to-size="false" style:shrink-to-fit="false" fo:min-height="11.43cm" fo:padding-top="0.226cm" fo:padding-bottom="0.226cm" fo:padding-left="0.226cm" fo:padding-right="0.226cm" fo:wrap-option="wrap"/>
      <style:paragraph-properties style:writing-mode="lr-tb"/>
    </style:style>
    <style:style style:name="pr8" style:family="presentation" style:parent-style-name="TITLE_5f__5f__5f__5f__5f__5f_-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TITLE_5f__5f__5f__5f__5f__5f_-notes" style:list-style-name="L4">
      <style:graphic-properties draw:stroke="none" svg:stroke-width="0cm" draw:fill="none" draw:fill-color="#ffffff" draw:textarea-vertical-align="middle" draw:auto-grow-height="false" draw:fit-to-size="false" style:shrink-to-fit="false" fo:min-height="11.43cm" fo:padding-top="0.226cm" fo:padding-bottom="0.226cm" fo:padding-left="0.226cm" fo:padding-right="0.226cm" fo:wrap-option="wrap"/>
      <style:paragraph-properties style:writing-mode="lr-tb"/>
    </style:style>
    <style:style style:name="pr10" style:family="presentation" style:parent-style-name="TITLE_5f__5f_-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TITLE_5f__5f_-notes" style:list-style-name="L4">
      <style:graphic-properties draw:stroke="none" svg:stroke-width="0cm" draw:fill="none" draw:fill-color="#ffffff" draw:textarea-vertical-align="middle" draw:auto-grow-height="false" draw:fit-to-size="false" style:shrink-to-fit="false" fo:min-height="11.43cm" fo:padding-top="0.226cm" fo:padding-bottom="0.226cm" fo:padding-left="0.226cm" fo:padding-right="0.226cm" fo:wrap-option="wrap"/>
      <style:paragraph-properties style:writing-mode="lr-tb"/>
    </style:style>
    <style:style style:name="P1" style:family="paragraph">
      <style:paragraph-properties fo:margin-top="0cm" fo:margin-bottom="0cm" fo:line-height="100%" fo:text-align="start" style:punctuation-wrap="hanging" style:writing-mode="lr-tb"/>
    </style:style>
    <style:style style:name="P2" style:family="paragraph">
      <loext:graphic-properties draw:fill="none"/>
      <style:paragraph-properties fo:text-align="start" style:writing-mode="lr-tb" style:font-independent-line-spacing="true"/>
      <style:text-properties fo:font-size="30pt"/>
    </style:style>
    <style:style style:name="P3"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style>
    <style:style style:name="P4" style:family="paragraph">
      <loext:graphic-properties draw:fill="none" draw:fill-color="#ffffff"/>
      <style:paragraph-properties fo:margin-left="0cm" fo:margin-right="0cm" fo:margin-top="0.198cm" fo:margin-bottom="0cm" fo:line-height="100%" fo:text-align="start" fo:text-indent="0cm" style:punctuation-wrap="hanging" style:writing-mode="lr-tb" style:font-independent-line-spacing="true">
        <style:tab-stops>
          <style:tab-stop style:position="0cm"/>
        </style:tab-stops>
      </style:paragraph-properties>
      <style:text-properties fo:font-size="23.2000007629395pt"/>
    </style:style>
    <style:style style:name="P5"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21.1000003814697pt" fo:letter-spacing="normal" fo:font-style="normal" style:text-underline-style="none" fo:font-weight="normal" style:font-style-asian="normal" style:font-weight-asian="normal" style:font-style-complex="normal" style:font-weight-complex="normal"/>
    </style:style>
    <style:style style:name="P6" style:family="paragraph">
      <loext:graphic-properties draw:fill="none"/>
      <style:paragraph-properties style:writing-mode="lr-tb"/>
    </style:style>
    <style:style style:name="P7" style:family="paragraph">
      <loext:graphic-properties draw:fill="none" draw:fill-color="#ffffff"/>
    </style:style>
    <style:style style:name="T1" style:family="text">
      <style:text-properties fo:font-variant="normal" fo:text-transform="none" fo:color="#004359" style:text-line-through-style="none" style:text-line-through-type="none" style:text-position="0% 100%" style:font-name="Arial3" fo:font-size="28pt" fo:letter-spacing="normal" fo:language="en" fo:country="GB" fo:font-style="normal" style:text-underline-style="none" fo:font-weight="bold" style:font-size-asian="28pt" style:font-style-asian="normal" style:font-weight-asian="bold" style:font-name-complex="Arial3" style:font-size-complex="28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3" fo:font-size="28pt" fo:letter-spacing="normal" fo:language="en" fo:country="GB"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004359" style:text-line-through-style="none" style:text-line-through-type="none" style:text-position="0% 100%" fo:font-size="28pt" fo:letter-spacing="normal" fo:language="en" fo:country="GB" fo:font-style="normal" style:text-underline-style="none" fo:font-weight="bold" style:font-size-asian="28pt" style:font-style-asian="normal" style:font-weight-asian="bold" style:font-name-complex="Arial3" style:font-size-complex="28pt" style:font-style-complex="normal" style:font-weight-complex="bold"/>
    </style:style>
    <style:style style:name="T4" style:family="text">
      <style:text-properties fo:font-variant="normal" fo:text-transform="none" fo:color="#004359" style:text-line-through-style="none" style:text-line-through-type="none" style:text-position="0% 100%" style:font-name="DejaVu Sans1" fo:font-size="28pt" fo:letter-spacing="normal" fo:language="en" fo:country="GB" fo:font-style="normal" style:text-underline-style="none" fo:font-weight="bold" style:font-size-asian="28pt" style:font-style-asian="normal" style:font-weight-asian="bold" style:font-name-complex="Arial3" style:font-size-complex="28pt" style:font-style-complex="normal"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Rectangle 1026_0" presentation:style-name="pr1" draw:text-style-name="P2" draw:layer="layout" svg:width="27.007cm" svg:height="3.142cm" svg:x="0.393cm" svg:y="1.6cm" presentation:class="title" presentation:user-transformed="true">
          <draw:text-box>
            <text:p text:style-name="P1"><text:span text:style-name="T1">Exploring the expressive potential of protein embedding in protein language models</text:span><text:span text:style-name="T1"><text:line-break/></text:span><text:span text:style-name="T1"/></text:p>
          </draw:text-box>
        </draw:frame>
        <draw:frame draw:name="Rectangle 1027_0" presentation:style-name="pr2" draw:text-style-name="P4" draw:layer="layout" svg:width="25.354cm" svg:height="4.152cm" svg:x="0.384cm" svg:y="7.07cm">
          <draw:text-box>
            <text:p text:style-name="P3"><text:span text:style-name="T2">Dr Daniel Buchan</text:span></text:p>
            <text:p text:style-name="P3"><text:span text:style-name="T2">daniel.buchan@ucl.ac.uk</text:span></text:p>
          </draw:text-box>
        </draw:frame>
        <presentation:notes draw:style-name="dp2">
          <draw:frame draw:name="Google Shape;76;g174a108b2_4_44:notes" presentation:style-name="pr3" draw:text-style-name="P5" draw:layer="layout" svg:width="16.797cm" svg:height="13.36cm" svg:x="2.098cm" svg:y="14.107cm" presentation:class="notes" presentation:placeholder="true" presentation:user-transformed="true">
            <draw:text-box/>
          </draw:frame>
          <draw:page-thumbnail draw:name="Google Shape;77;g174a108b2_4_1" draw:style-name="gr1" draw:layer="layout" svg:width="18.651cm" svg:height="11.126cm" svg:x="1.171cm" svg:y="2.257cm" draw:page-number="1" presentation:class="page"/>
        </presentation:notes>
      </draw:page>
      <draw:page draw:name="page2" draw:style-name="dp1" draw:master-page-name="TITLE_5f__5f__5f_" presentation:presentation-page-layout-name="AL1T0">
        <draw:frame draw:name="Rectangle 1026_3" presentation:style-name="pr4" draw:text-style-name="P2" draw:layer="layout" svg:width="27.007cm" svg:height="1.8cm" svg:x="0.393cm" svg:y="1.6cm" presentation:class="title" presentation:user-transformed="true">
          <draw:text-box>
            <text:p text:style-name="P1"><text:span text:style-name="T3">Background</text:span></text:p>
          </draw:text-box>
        </draw:frame>
        <draw:frame draw:style-name="gr2" draw:text-style-name="P6" draw:layer="layout" svg:width="27.179cm" svg:height="11.628cm" svg:x="0.421cm" svg:y="3.772cm">
          <draw:text-box>
            <text:p>With the recent success of protein deep learning models such as AlphaFold2 for protein in protein structure prediction there is growing interest in further applications of deep learning in Protein Biochemistry. Of particular interest are protein language models. Biological sequences such as genes, DNA and proteins are easily represented as as sequences of tokens. As a result there is a great deal of interest in protein language models as a means of modelling proteins and protein evolutionary families.<text:line-break/><text:line-break/>And number of new protein embedding language models have recently been made available which are capable of encoding a great deal of evolutionary information about protein families. These embeddings can in turn be applied to a number of protein prediction and classification tasks. It seems possible that such models may supplant a traditional Sequence Search methods currently used in Bioinformatics to discover evolutionary relationships. In this project we would investigate the expressive potential of language embeddings. </text:p>
          </draw:text-box>
        </draw:frame>
        <presentation:notes draw:style-name="dp2">
          <draw:frame draw:name="Google Shape;76;g174a108b2_4_2" presentation:style-name="pr5" draw:text-style-name="P5" draw:layer="layout" svg:width="16.797cm" svg:height="13.36cm" svg:x="2.098cm" svg:y="14.107cm" presentation:class="notes" presentation:placeholder="true" presentation:user-transformed="true">
            <draw:text-box/>
          </draw:frame>
          <draw:page-thumbnail draw:name="Google Shape;77;g174a108b2_4_4" draw:style-name="gr1" draw:layer="layout" svg:width="18.651cm" svg:height="11.126cm" svg:x="1.171cm" svg:y="2.257cm" draw:page-number="2" presentation:class="page"/>
        </presentation:notes>
      </draw:page>
      <draw:page draw:name="page3" draw:style-name="dp1" draw:master-page-name="TITLE_5f__5f__5f__5f_" presentation:presentation-page-layout-name="AL1T0">
        <draw:frame draw:name="Rectangle 1026_4" presentation:style-name="pr6" draw:text-style-name="P2" draw:layer="layout" svg:width="27.007cm" svg:height="1.8cm" svg:x="0.393cm" svg:y="1.6cm" presentation:class="title" presentation:user-transformed="true">
          <draw:text-box>
            <text:p text:style-name="P1"><text:span text:style-name="T3">Project Summary</text:span></text:p>
          </draw:text-box>
        </draw:frame>
        <draw:frame draw:style-name="gr2" draw:text-style-name="P6" draw:layer="layout" svg:width="27.007cm" svg:height="11.628cm" svg:x="0.393cm" svg:y="3.172cm">
          <draw:text-box>
            <text:p>There are two possible inter-related projects.</text:p>
            <text:p/>
            <text:p>The first project looks at building a language embedding of pre-calculated, curated protein families. In the project you would implement a version of the ESM MSA Transformer with was produced by Meta AI [1]. This would be trained with a bert-like loss using the pre-existing protein families. This is significantly less data than the ESM MSA Transformer was trained with, though with a notionally higher quality input dataset. We would like to see how this model compares with the full MSA Transformer and other protein embeddings such as Ankh [2]. Additional we would like to see how competitive such a “minimal” model is with traditional sequence search methods.<text:line-break/></text:p>
            <text:p>The second project looks at building a language embedding for single protein sequences instead of protein families. In this project a more traditional transformer would be built and trained such as the Ankh [2] model. And a similar set of comparisons to other language models and sequence search methods would be conducted.</text:p>
          </draw:text-box>
        </draw:frame>
        <presentation:notes draw:style-name="dp2">
          <draw:frame draw:name="Google Shape;76;g174a108b2_4_3" presentation:style-name="pr7" draw:text-style-name="P5" draw:layer="layout" svg:width="16.797cm" svg:height="13.36cm" svg:x="2.098cm" svg:y="14.107cm" presentation:class="notes" presentation:placeholder="true" presentation:user-transformed="true">
            <draw:text-box/>
          </draw:frame>
          <draw:page-thumbnail draw:name="Google Shape;77;g174a108b2_4_5" draw:style-name="gr1" draw:layer="layout" svg:width="18.651cm" svg:height="11.126cm" svg:x="1.171cm" svg:y="2.257cm" draw:page-number="3" presentation:class="page"/>
        </presentation:notes>
      </draw:page>
      <draw:page draw:name="page4" draw:style-name="dp1" draw:master-page-name="TITLE_5f__5f__5f__5f__5f__5f_" presentation:presentation-page-layout-name="AL1T0">
        <draw:frame draw:name="Rectangle 1026_5" presentation:style-name="pr8" draw:text-style-name="P2" draw:layer="layout" svg:width="27.007cm" svg:height="1.8cm" svg:x="0.393cm" svg:y="1.6cm" presentation:class="title" presentation:user-transformed="true">
          <draw:text-box>
            <text:p text:style-name="P1"><text:span text:style-name="T3">Requirements</text:span></text:p>
          </draw:text-box>
        </draw:frame>
        <draw:frame draw:style-name="gr2" draw:text-style-name="P6" draw:layer="layout" svg:width="27.007cm" svg:height="11.628cm" svg:x="0.393cm" svg:y="3.172cm">
          <draw:text-box>
            <text:p>Python programming</text:p>
            <text:p/>
            <text:p>Introductory Machine Learning or data sciecne (such as COMP088 or COMP081 or equivalent)</text:p>
            <text:p/>
          </draw:text-box>
        </draw:frame>
        <draw:frame draw:name="Rectangle 1026_1" presentation:style-name="pr8" draw:text-style-name="P2" draw:layer="layout" svg:width="27.007cm" svg:height="1.8cm" svg:x="0.394cm" svg:y="7.1cm" presentation:class="title" presentation:user-transformed="true">
          <draw:text-box>
            <text:p text:style-name="P1"><text:span text:style-name="T3">Good to know</text:span></text:p>
          </draw:text-box>
        </draw:frame>
        <draw:frame draw:style-name="gr2" draw:text-style-name="P6" draw:layer="layout" svg:width="27.007cm" svg:height="11.628cm" svg:x="0.4cm" svg:y="8.6cm">
          <draw:text-box>
            <text:p>Introductory Protein biochemistry </text:p>
            <text:p/>
            <text:p>Introductory Bioinformatics (such as COMP082 or equivalent)</text:p>
            <text:p/>
            <text:p>Knowledge of HPC programming</text:p>
            <text:p/>
          </draw:text-box>
        </draw:frame>
        <presentation:notes draw:style-name="dp2">
          <draw:frame draw:name="Google Shape;76;g174a108b2_4_4" presentation:style-name="pr9" draw:text-style-name="P5" draw:layer="layout" svg:width="16.797cm" svg:height="13.36cm" svg:x="2.098cm" svg:y="14.107cm" presentation:class="notes" presentation:placeholder="true" presentation:user-transformed="true">
            <draw:text-box/>
          </draw:frame>
          <draw:page-thumbnail draw:name="Google Shape;77;g174a108b2_4_6" draw:style-name="gr1" draw:layer="layout" svg:width="18.651cm" svg:height="11.126cm" svg:x="1.171cm" svg:y="2.257cm" draw:page-number="4" presentation:class="page"/>
        </presentation:notes>
      </draw:page>
      <draw:page draw:name="page5" draw:style-name="dp1" draw:master-page-name="TITLE_5f__5f_" presentation:presentation-page-layout-name="AL1T0">
        <draw:frame draw:name="Rectangle 1026_2" presentation:style-name="pr10" draw:text-style-name="P2" draw:layer="layout" svg:width="27.007cm" svg:height="3.142cm" svg:x="0.393cm" svg:y="1.6cm" presentation:class="title" presentation:user-transformed="true">
          <draw:text-box>
            <text:p text:style-name="P1"><text:span text:style-name="T4">Refs and Sample Reading </text:span><text:span text:style-name="T1"><text:line-break/></text:span><text:span text:style-name="T1"/></text:p>
          </draw:text-box>
        </draw:frame>
        <draw:frame draw:style-name="gr3" draw:text-style-name="P7" draw:layer="layout" svg:width="26.2cm" svg:height="15.182cm" svg:x="0.8cm" svg:y="3.1cm">
          <draw:text-box>
            <text:list text:style-name="L2">
              <text:list-item>
                <text:p><text:span text:style-name="T5">MSA Transformer</text:span><text:line-break/>Rao, R<text:span text:style-name="T6"> et al</text:span><text:line-break/><text:a xlink:href="https://www.biorxiv.org/content/10.1101/2021.02.12.430858v3" xlink:type="simple">https://www.biorxiv.org/content/10.1101/2021.02.12.430858v3</text:a></text:p>
              </text:list-item>
              <text:list-item>
                <text:p><text:span text:style-name="T5">Ankh ☥: Optimized Protein Language Model Unlocks General-Purpose Modelling</text:span><text:line-break/>Elnaggar A<text:span text:style-name="T6"> et al</text:span><text:span text:style-name="T6"><text:line-break/></text:span><text:span text:style-name="T6"><text:a xlink:href="https://www.biorxiv.org/content/10.1101/2023.01.16.524265v1" xlink:type="simple">https://www.biorxiv.org/content/10.1101/2023.01.16.524265v1</text:a></text:span></text:p>
              </text:list-item>
              <text:list-item>
                <text:p><text:span text:style-name="T7">Learning a functional grammar of protein domains using natural language word embedding techniques</text:span><text:span text:style-name="T8"><text:line-break/></text:span><text:span text:style-name="T8">Buchan &amp; Jones</text:span><text:span text:style-name="T6"><text:line-break/></text:span><text:span text:style-name="T6">https://onlinelibrary.wiley.com/doi/10.1002/prot.25842</text:span></text:p>
              </text:list-item>
              <text:list-item>
                <text:p><text:span text:style-name="T7">Protein language-model embeddings for fast, accurate, and alignment-free protein structure prediction</text:span><text:span text:style-name="T8"><text:line-break/></text:span><text:span text:style-name="T8">Weissenow K</text:span><text:span text:style-name="T6"> et al</text:span><text:span text:style-name="T6"><text:line-break/></text:span><text:span text:style-name="T6"><text:a xlink:href="https://pubmed.ncbi.nlm.nih.gov/35609601/" xlink:type="simple">https://pubmed.ncbi.nlm.nih.gov/35609601/</text:a></text:span></text:p>
              </text:list-item>
              <text:list-item>
                <text:p><text:span text:style-name="T9">An Analysis of Protein Language Model Embeddings for Fold Prediction</text:span><text:span text:style-name="T6"><text:line-break/></text:span><text:span text:style-name="T6">Villegas-Morcillo A et al</text:span><text:span text:style-name="T6"><text:line-break/></text:span><text:span text:style-name="T6"><text:a xlink:href="https://www.biorxiv.org/content/10.1101/2022.02.07.479394v1.full" xlink:type="simple">https://www.biorxiv.org/content/10.1101/2022.02.07.479394v1.full</text:a></text:span></text:p>
                <text:p><text:span text:style-name="T6"/></text:p>
                <text:p><text:span text:style-name="T6"><text:line-break/></text:span><text:line-break/></text:p>
              </text:list-item>
            </text:list>
          </draw:text-box>
        </draw:frame>
        <presentation:notes draw:style-name="dp2">
          <draw:frame draw:name="Google Shape;76;g174a108b2_4_1" presentation:style-name="pr11" draw:text-style-name="P5" draw:layer="layout" svg:width="16.797cm" svg:height="13.36cm" svg:x="2.098cm" svg:y="14.107cm" presentation:class="notes" presentation:placeholder="true" presentation:user-transformed="true">
            <draw:text-box/>
          </draw:frame>
          <draw:page-thumbnail draw:name="Google Shape;77;g174a108b2_4_3" draw:style-name="gr1" draw:layer="layout" svg:width="18.651cm" svg:height="11.126cm" svg:x="1.171cm" svg:y="2.257cm" draw:page-number="5" presentation:class="pag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Arial3" svg:font-family="Arial"/>
    <style:font-face style:name="Arial1" svg:font-family="Arial" style:font-family-generic="swiss"/>
    <style:font-face style:name="DejaVu Sans" svg:font-family="'DejaVu Sans'" style:font-family-generic="swiss"/>
    <style:font-face style:name="Arial2" svg:font-family="Arial" style:font-pitch="variable"/>
    <style:font-face style:name="Liberation Sans1"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Arial4" svg:font-family="Arial" style:font-family-generic="system"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3" fo:font-family="Arial" fo:font-size="15.3999996185303pt" fo:letter-spacing="normal" fo:language="en" fo:country="US" fo:font-style="normal" fo:text-shadow="none" style:text-underline-style="none" fo:font-weight="normal" style:letter-kerning="true" fo:background-color="transparent"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style:text-emphasize="none" style:font-relief="none" style:text-overline-style="none" style:text-overline-color="font-color" fo:hyphenate="false"/>
    </style:style>
    <style:style style:name="TITLE-outline2" style:family="presentation" style:parent-style-name="TITLE-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5.3999996185303pt" fo:letter-spacing="normal" fo:font-style="normal" style:text-underline-style="none" fo:font-weight="normal"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fo:hyphenate="false"/>
    </style:style>
    <style:style style:name="TITLE-outline3" style:family="presentation" style:parent-style-name="TITLE-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5.3999996185303pt" fo:letter-spacing="normal" fo:font-style="normal" style:text-underline-style="none" fo:font-weight="normal"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fo:hyphenate="false"/>
    </style:style>
    <style:style style:name="TITLE-outline4" style:family="presentation" style:parent-style-name="TITLE-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5.3999996185303pt" fo:letter-spacing="normal" fo:font-style="normal" style:text-underline-style="none" fo:font-weight="normal"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fo:hyphenate="false"/>
    </style:style>
    <style:style style:name="TITLE-outline5" style:family="presentation" style:parent-style-name="TITLE-outline4">
      <style:paragraph-properties fo:margin-left="0cm" fo:margin-right="0cm" fo:margin-top="0.082cm" fo:margin-bottom="0cm" fo:text-indent="0cm"/>
      <style:text-properties fo:font-size="16.5pt" style:font-size-asian="20pt" style:font-size-complex="20pt"/>
    </style:style>
    <style:style style:name="TITLE-outline6" style:family="presentation" style:parent-style-name="TITLE-outline5">
      <style:paragraph-properties fo:margin-left="0cm" fo:margin-right="0cm" fo:margin-top="0.082cm" fo:margin-bottom="0cm" fo:text-indent="0cm"/>
      <style:text-properties fo:font-size="16.5pt" style:font-size-asian="20pt" style:font-size-complex="20pt"/>
    </style:style>
    <style:style style:name="TITLE-outline7" style:family="presentation" style:parent-style-name="TITLE-outline6">
      <style:paragraph-properties fo:margin-left="0cm" fo:margin-right="0cm" fo:margin-top="0.082cm" fo:margin-bottom="0cm" fo:text-indent="0cm"/>
      <style:text-properties fo:font-size="16.5pt" style:font-size-asian="20pt" style:font-size-complex="20pt"/>
    </style:style>
    <style:style style:name="TITLE-outline8" style:family="presentation" style:parent-style-name="TITLE-outline7">
      <style:paragraph-properties fo:margin-left="0cm" fo:margin-right="0cm" fo:margin-top="0.082cm" fo:margin-bottom="0cm" fo:text-indent="0cm"/>
      <style:text-properties fo:font-size="16.5pt" style:font-size-asian="20pt" style:font-size-complex="20pt"/>
    </style:style>
    <style:style style:name="TITLE-outline9" style:family="presentation" style:parent-style-name="TITLE-outline8">
      <style:paragraph-properties fo:margin-left="0cm" fo:margin-right="0cm" fo:margin-top="0.082cm" fo:margin-bottom="0cm" fo:text-indent="0cm"/>
      <style:text-properties fo:font-size="16.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3" fo:font-family="Arial" fo:font-size="17.3999996185303pt" fo:letter-spacing="normal" fo:language="en" fo:country="US" fo:font-style="normal" fo:text-shadow="none" style:text-underline-style="none" fo:font-weight="normal" style:letter-kerning="true" fo:background-color="transparent" style:font-name-asian="Arial3" style:font-family-asian="Arial" style:font-size-asian="18pt" style:font-style-asian="normal" style:font-weight-asian="normal" style:font-name-complex="Arial3" style:font-family-complex="Arial" style:font-size-complex="18pt" style:font-style-complex="normal" style:font-weight-complex="normal" style:text-emphasize="none" style:font-relief="none" style:text-overline-style="none" style:text-overline-color="font-color" fo:hyphenate="false"/>
    </style:style>
    <style:style style:name="TITLE_5f_-background" style:display-name="TITLE_-background" style:family="presentation">
      <style:graphic-properties draw:stroke="none" draw:fill="solid" draw:fill-color="#ffffff"/>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shrink-to-fit" style:shrink-to-fit="true">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3" fo:font-family="Arial" fo:font-size="15.3999996185303pt" fo:letter-spacing="normal" fo:language="en" fo:country="US" fo:font-style="normal" fo:text-shadow="none" style:text-underline-style="none" fo:font-weight="normal" style:letter-kerning="true" fo:background-color="transparent"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style:text-emphasize="none" style:font-relief="none" style:text-overline-style="none" style:text-overline-color="font-color" fo:hyphenate="false"/>
    </style:style>
    <style:style style:name="TITLE_5f_-outline2" style:display-name="TITLE_-outline2" style:family="presentation" style:parent-style-name="TITLE_5f_-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5.3999996185303pt" fo:letter-spacing="normal" fo:font-style="normal" style:text-underline-style="none" fo:font-weight="normal"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fo:hyphenate="false"/>
    </style:style>
    <style:style style:name="TITLE_5f_-outline3" style:display-name="TITLE_-outline3" style:family="presentation" style:parent-style-name="TITLE_5f_-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5.3999996185303pt" fo:letter-spacing="normal" fo:font-style="normal" style:text-underline-style="none" fo:font-weight="normal"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fo:hyphenate="false"/>
    </style:style>
    <style:style style:name="TITLE_5f_-outline4" style:display-name="TITLE_-outline4" style:family="presentation" style:parent-style-name="TITLE_5f_-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5.3999996185303pt" fo:letter-spacing="normal" fo:font-style="normal" style:text-underline-style="none" fo:font-weight="normal"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fo:hyphenate="false"/>
    </style:style>
    <style:style style:name="TITLE_5f_-outline5" style:display-name="TITLE_-outline5" style:family="presentation" style:parent-style-name="TITLE_5f_-outline4">
      <style:paragraph-properties fo:margin-left="0cm" fo:margin-right="0cm" fo:margin-top="0.082cm" fo:margin-bottom="0cm" fo:text-indent="0cm"/>
      <style:text-properties fo:font-size="16.5pt" style:font-size-asian="20pt" style:font-size-complex="20pt"/>
    </style:style>
    <style:style style:name="TITLE_5f_-outline6" style:display-name="TITLE_-outline6" style:family="presentation" style:parent-style-name="TITLE_5f_-outline5">
      <style:paragraph-properties fo:margin-left="0cm" fo:margin-right="0cm" fo:margin-top="0.082cm" fo:margin-bottom="0cm" fo:text-indent="0cm"/>
      <style:text-properties fo:font-size="16.5pt" style:font-size-asian="20pt" style:font-size-complex="20pt"/>
    </style:style>
    <style:style style:name="TITLE_5f_-outline7" style:display-name="TITLE_-outline7" style:family="presentation" style:parent-style-name="TITLE_5f_-outline6">
      <style:paragraph-properties fo:margin-left="0cm" fo:margin-right="0cm" fo:margin-top="0.082cm" fo:margin-bottom="0cm" fo:text-indent="0cm"/>
      <style:text-properties fo:font-size="16.5pt" style:font-size-asian="20pt" style:font-size-complex="20pt"/>
    </style:style>
    <style:style style:name="TITLE_5f_-outline8" style:display-name="TITLE_-outline8" style:family="presentation" style:parent-style-name="TITLE_5f_-outline7">
      <style:paragraph-properties fo:margin-left="0cm" fo:margin-right="0cm" fo:margin-top="0.082cm" fo:margin-bottom="0cm" fo:text-indent="0cm"/>
      <style:text-properties fo:font-size="16.5pt" style:font-size-asian="20pt" style:font-size-complex="20pt"/>
    </style:style>
    <style:style style:name="TITLE_5f_-outline9" style:display-name="TITLE_-outline9" style:family="presentation" style:parent-style-name="TITLE_5f_-outline8">
      <style:paragraph-properties fo:margin-left="0cm" fo:margin-right="0cm" fo:margin-top="0.082cm" fo:margin-bottom="0cm" fo:text-indent="0cm"/>
      <style:text-properties fo:font-size="16.5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3" fo:font-family="Arial" fo:font-size="17.3999996185303pt" fo:letter-spacing="normal" fo:language="en" fo:country="US" fo:font-style="normal" fo:text-shadow="none" style:text-underline-style="none" fo:font-weight="normal" style:letter-kerning="true" fo:background-color="transparent" style:font-name-asian="Arial3" style:font-family-asian="Arial" style:font-size-asian="18pt" style:font-style-asian="normal" style:font-weight-asian="normal" style:font-name-complex="Arial3" style:font-family-complex="Arial" style:font-size-complex="18pt" style:font-style-complex="normal" style:font-weight-complex="normal" style:text-emphasize="none" style:font-relief="none" style:text-overline-style="none" style:text-overline-color="font-color" fo:hyphenate="false"/>
    </style:style>
    <style:style style:name="TITLE_5f__5f_-background" style:display-name="TITLE__-background" style:family="presentation">
      <style:graphic-properties draw:stroke="none" draw:fill="solid" draw:fill-color="#ffffff"/>
      <style:text-properties style:letter-kerning="true"/>
    </style:style>
    <style:style style:name="TITLE_5f__5f_-backgroundobjects" style:display-name="TITLE__-backgroundobjects" style:family="presentation">
      <style:graphic-properties draw:textarea-horizontal-align="justify" draw:shadow="hidden" draw:shadow-offset-x="0.2cm" draw:shadow-offset-y="0.2cm" draw:shadow-color="#808080"/>
      <style:text-properties style:letter-kerning="true"/>
    </style:style>
    <style:style style:name="TITLE_5f__5f_-notes" style:display-name="TITLE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5f__5f_-outline1" style:display-name="TITLE__-outline1" style:family="presentation">
      <style:graphic-properties draw:stroke="none" draw:fill="none" draw:auto-grow-height="false" draw:fit-to-size="shrink-to-fit" style:shrink-to-fit="true">
        <text:list-style style:name="TITLE_5f__5f_-outline1" style:display-name="TITL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3" fo:font-family="Arial" fo:font-size="15.3999996185303pt" fo:letter-spacing="normal" fo:language="en" fo:country="US" fo:font-style="normal" fo:text-shadow="none" style:text-underline-style="none" fo:font-weight="normal" style:letter-kerning="true" fo:background-color="transparent"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style:text-emphasize="none" style:font-relief="none" style:text-overline-style="none" style:text-overline-color="font-color" fo:hyphenate="false"/>
    </style:style>
    <style:style style:name="TITLE_5f__5f_-outline2" style:display-name="TITLE__-outline2" style:family="presentation" style:parent-style-name="TITLE_5f__5f_-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5.3999996185303pt" fo:letter-spacing="normal" fo:font-style="normal" style:text-underline-style="none" fo:font-weight="normal"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fo:hyphenate="false"/>
    </style:style>
    <style:style style:name="TITLE_5f__5f_-outline3" style:display-name="TITLE__-outline3" style:family="presentation" style:parent-style-name="TITLE_5f__5f_-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5.3999996185303pt" fo:letter-spacing="normal" fo:font-style="normal" style:text-underline-style="none" fo:font-weight="normal"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fo:hyphenate="false"/>
    </style:style>
    <style:style style:name="TITLE_5f__5f_-outline4" style:display-name="TITLE__-outline4" style:family="presentation" style:parent-style-name="TITLE_5f__5f_-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5.3999996185303pt" fo:letter-spacing="normal" fo:font-style="normal" style:text-underline-style="none" fo:font-weight="normal"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fo:hyphenate="false"/>
    </style:style>
    <style:style style:name="TITLE_5f__5f_-outline5" style:display-name="TITLE__-outline5" style:family="presentation" style:parent-style-name="TITLE_5f__5f_-outline4">
      <style:paragraph-properties fo:margin-left="0cm" fo:margin-right="0cm" fo:margin-top="0.082cm" fo:margin-bottom="0cm" fo:text-indent="0cm"/>
      <style:text-properties fo:font-size="16.5pt" style:font-size-asian="20pt" style:font-size-complex="20pt"/>
    </style:style>
    <style:style style:name="TITLE_5f__5f_-outline6" style:display-name="TITLE__-outline6" style:family="presentation" style:parent-style-name="TITLE_5f__5f_-outline5">
      <style:paragraph-properties fo:margin-left="0cm" fo:margin-right="0cm" fo:margin-top="0.082cm" fo:margin-bottom="0cm" fo:text-indent="0cm"/>
      <style:text-properties fo:font-size="16.5pt" style:font-size-asian="20pt" style:font-size-complex="20pt"/>
    </style:style>
    <style:style style:name="TITLE_5f__5f_-outline7" style:display-name="TITLE__-outline7" style:family="presentation" style:parent-style-name="TITLE_5f__5f_-outline6">
      <style:paragraph-properties fo:margin-left="0cm" fo:margin-right="0cm" fo:margin-top="0.082cm" fo:margin-bottom="0cm" fo:text-indent="0cm"/>
      <style:text-properties fo:font-size="16.5pt" style:font-size-asian="20pt" style:font-size-complex="20pt"/>
    </style:style>
    <style:style style:name="TITLE_5f__5f_-outline8" style:display-name="TITLE__-outline8" style:family="presentation" style:parent-style-name="TITLE_5f__5f_-outline7">
      <style:paragraph-properties fo:margin-left="0cm" fo:margin-right="0cm" fo:margin-top="0.082cm" fo:margin-bottom="0cm" fo:text-indent="0cm"/>
      <style:text-properties fo:font-size="16.5pt" style:font-size-asian="20pt" style:font-size-complex="20pt"/>
    </style:style>
    <style:style style:name="TITLE_5f__5f_-outline9" style:display-name="TITLE__-outline9" style:family="presentation" style:parent-style-name="TITLE_5f__5f_-outline8">
      <style:paragraph-properties fo:margin-left="0cm" fo:margin-right="0cm" fo:margin-top="0.082cm" fo:margin-bottom="0cm" fo:text-indent="0cm"/>
      <style:text-properties fo:font-size="16.5pt" style:font-size-asian="20pt" style:font-size-complex="20pt"/>
    </style:style>
    <style:style style:name="TITLE_5f__5f_-subtitle" style:display-name="TITLE__-subtitle" style:family="presentation">
      <style:graphic-properties draw:stroke="none" draw:fill="none" draw:textarea-vertical-align="middle">
        <text:list-style style:name="TITLE_5f__5f_-subtitle" style:display-name="TITL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title" style:display-name="TITLE__-title" style:family="presentation">
      <style:graphic-properties draw:stroke="none" draw:fill="none" draw:textarea-vertical-align="middle">
        <text:list-style style:name="TITLE_5f__5f_-title" style:display-name="TITL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3" fo:font-family="Arial" fo:font-size="17.3999996185303pt" fo:letter-spacing="normal" fo:language="en" fo:country="US" fo:font-style="normal" fo:text-shadow="none" style:text-underline-style="none" fo:font-weight="normal" style:letter-kerning="true" fo:background-color="transparent" style:font-name-asian="Arial3" style:font-family-asian="Arial" style:font-size-asian="18pt" style:font-style-asian="normal" style:font-weight-asian="normal" style:font-name-complex="Arial3" style:font-family-complex="Arial" style:font-size-complex="18pt" style:font-style-complex="normal" style:font-weight-complex="normal" style:text-emphasize="none" style:font-relief="none" style:text-overline-style="none" style:text-overline-color="font-color" fo:hyphenate="false"/>
    </style:style>
    <style:style style:name="TITLE_5f__5f__5f_-background" style:display-name="TITLE___-background" style:family="presentation">
      <style:graphic-properties draw:stroke="none" draw:fill="solid" draw:fill-color="#ffffff"/>
      <style:text-properties style:letter-kerning="true"/>
    </style:style>
    <style:style style:name="TITLE_5f__5f__5f_-backgroundobjects" style:display-name="TITLE___-backgroundobjects" style:family="presentation">
      <style:graphic-properties draw:textarea-horizontal-align="justify" draw:shadow="hidden" draw:shadow-offset-x="0.2cm" draw:shadow-offset-y="0.2cm" draw:shadow-color="#808080"/>
      <style:text-properties style:letter-kerning="true"/>
    </style:style>
    <style:style style:name="TITLE_5f__5f__5f_-notes" style:display-name="TITLE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5f__5f__5f_-outline1" style:display-name="TITLE___-outline1" style:family="presentation">
      <style:graphic-properties draw:stroke="none" draw:fill="none" draw:auto-grow-height="false" draw:fit-to-size="shrink-to-fit" style:shrink-to-fit="true">
        <text:list-style style:name="TITLE_5f__5f__5f_-outline1" style:display-name="TITLE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3" fo:font-family="Arial" fo:font-size="15.3999996185303pt" fo:letter-spacing="normal" fo:language="en" fo:country="US" fo:font-style="normal" fo:text-shadow="none" style:text-underline-style="none" fo:font-weight="normal" style:letter-kerning="true" fo:background-color="transparent"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style:text-emphasize="none" style:font-relief="none" style:text-overline-style="none" style:text-overline-color="font-color" fo:hyphenate="false"/>
    </style:style>
    <style:style style:name="TITLE_5f__5f__5f_-outline2" style:display-name="TITLE___-outline2" style:family="presentation" style:parent-style-name="TITLE_5f__5f__5f_-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5.3999996185303pt" fo:letter-spacing="normal" fo:font-style="normal" style:text-underline-style="none" fo:font-weight="normal"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fo:hyphenate="false"/>
    </style:style>
    <style:style style:name="TITLE_5f__5f__5f_-outline3" style:display-name="TITLE___-outline3" style:family="presentation" style:parent-style-name="TITLE_5f__5f__5f_-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5.3999996185303pt" fo:letter-spacing="normal" fo:font-style="normal" style:text-underline-style="none" fo:font-weight="normal"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fo:hyphenate="false"/>
    </style:style>
    <style:style style:name="TITLE_5f__5f__5f_-outline4" style:display-name="TITLE___-outline4" style:family="presentation" style:parent-style-name="TITLE_5f__5f__5f_-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5.3999996185303pt" fo:letter-spacing="normal" fo:font-style="normal" style:text-underline-style="none" fo:font-weight="normal"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fo:hyphenate="false"/>
    </style:style>
    <style:style style:name="TITLE_5f__5f__5f_-outline5" style:display-name="TITLE___-outline5" style:family="presentation" style:parent-style-name="TITLE_5f__5f__5f_-outline4">
      <style:paragraph-properties fo:margin-left="0cm" fo:margin-right="0cm" fo:margin-top="0.082cm" fo:margin-bottom="0cm" fo:text-indent="0cm"/>
      <style:text-properties fo:font-size="16.5pt" style:font-size-asian="20pt" style:font-size-complex="20pt"/>
    </style:style>
    <style:style style:name="TITLE_5f__5f__5f_-outline6" style:display-name="TITLE___-outline6" style:family="presentation" style:parent-style-name="TITLE_5f__5f__5f_-outline5">
      <style:paragraph-properties fo:margin-left="0cm" fo:margin-right="0cm" fo:margin-top="0.082cm" fo:margin-bottom="0cm" fo:text-indent="0cm"/>
      <style:text-properties fo:font-size="16.5pt" style:font-size-asian="20pt" style:font-size-complex="20pt"/>
    </style:style>
    <style:style style:name="TITLE_5f__5f__5f_-outline7" style:display-name="TITLE___-outline7" style:family="presentation" style:parent-style-name="TITLE_5f__5f__5f_-outline6">
      <style:paragraph-properties fo:margin-left="0cm" fo:margin-right="0cm" fo:margin-top="0.082cm" fo:margin-bottom="0cm" fo:text-indent="0cm"/>
      <style:text-properties fo:font-size="16.5pt" style:font-size-asian="20pt" style:font-size-complex="20pt"/>
    </style:style>
    <style:style style:name="TITLE_5f__5f__5f_-outline8" style:display-name="TITLE___-outline8" style:family="presentation" style:parent-style-name="TITLE_5f__5f__5f_-outline7">
      <style:paragraph-properties fo:margin-left="0cm" fo:margin-right="0cm" fo:margin-top="0.082cm" fo:margin-bottom="0cm" fo:text-indent="0cm"/>
      <style:text-properties fo:font-size="16.5pt" style:font-size-asian="20pt" style:font-size-complex="20pt"/>
    </style:style>
    <style:style style:name="TITLE_5f__5f__5f_-outline9" style:display-name="TITLE___-outline9" style:family="presentation" style:parent-style-name="TITLE_5f__5f__5f_-outline8">
      <style:paragraph-properties fo:margin-left="0cm" fo:margin-right="0cm" fo:margin-top="0.082cm" fo:margin-bottom="0cm" fo:text-indent="0cm"/>
      <style:text-properties fo:font-size="16.5pt" style:font-size-asian="20pt" style:font-size-complex="20pt"/>
    </style:style>
    <style:style style:name="TITLE_5f__5f__5f_-subtitle" style:display-name="TITLE___-subtitle" style:family="presentation">
      <style:graphic-properties draw:stroke="none" draw:fill="none" draw:textarea-vertical-align="middle">
        <text:list-style style:name="TITLE_5f__5f__5f_-subtitle" style:display-name="TITLE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title" style:display-name="TITLE___-title" style:family="presentation">
      <style:graphic-properties draw:stroke="none" draw:fill="none" draw:textarea-vertical-align="middle">
        <text:list-style style:name="TITLE_5f__5f__5f_-title" style:display-name="TITLE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3" fo:font-family="Arial" fo:font-size="17.3999996185303pt" fo:letter-spacing="normal" fo:language="en" fo:country="US" fo:font-style="normal" fo:text-shadow="none" style:text-underline-style="none" fo:font-weight="normal" style:letter-kerning="true" fo:background-color="transparent" style:font-name-asian="Arial3" style:font-family-asian="Arial" style:font-size-asian="18pt" style:font-style-asian="normal" style:font-weight-asian="normal" style:font-name-complex="Arial3" style:font-family-complex="Arial" style:font-size-complex="18pt" style:font-style-complex="normal" style:font-weight-complex="normal" style:text-emphasize="none" style:font-relief="none" style:text-overline-style="none" style:text-overline-color="font-color" fo:hyphenate="false"/>
    </style:style>
    <style:style style:name="TITLE_5f__5f__5f__5f_-background" style:display-name="TITLE____-background" style:family="presentation">
      <style:graphic-properties draw:stroke="none" draw:fill="solid" draw:fill-color="#ffffff"/>
      <style:text-properties style:letter-kerning="true"/>
    </style:style>
    <style:style style:name="TITLE_5f__5f__5f__5f_-backgroundobjects" style:display-name="TITLE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notes" style:display-name="TITLE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5f__5f__5f__5f_-outline1" style:display-name="TITLE____-outline1" style:family="presentation">
      <style:graphic-properties draw:stroke="none" draw:fill="none" draw:auto-grow-height="false" draw:fit-to-size="shrink-to-fit" style:shrink-to-fit="true">
        <text:list-style style:name="TITLE_5f__5f__5f__5f_-outline1" style:display-name="TITLE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3" fo:font-family="Arial" fo:font-size="15.3999996185303pt" fo:letter-spacing="normal" fo:language="en" fo:country="US" fo:font-style="normal" fo:text-shadow="none" style:text-underline-style="none" fo:font-weight="normal" style:letter-kerning="true" fo:background-color="transparent"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style:text-emphasize="none" style:font-relief="none" style:text-overline-style="none" style:text-overline-color="font-color" fo:hyphenate="false"/>
    </style:style>
    <style:style style:name="TITLE_5f__5f__5f__5f_-outline2" style:display-name="TITLE____-outline2" style:family="presentation" style:parent-style-name="TITLE_5f__5f__5f__5f_-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5.3999996185303pt" fo:letter-spacing="normal" fo:font-style="normal" style:text-underline-style="none" fo:font-weight="normal"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fo:hyphenate="false"/>
    </style:style>
    <style:style style:name="TITLE_5f__5f__5f__5f_-outline3" style:display-name="TITLE____-outline3" style:family="presentation" style:parent-style-name="TITLE_5f__5f__5f__5f_-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5.3999996185303pt" fo:letter-spacing="normal" fo:font-style="normal" style:text-underline-style="none" fo:font-weight="normal"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fo:hyphenate="false"/>
    </style:style>
    <style:style style:name="TITLE_5f__5f__5f__5f_-outline4" style:display-name="TITLE____-outline4" style:family="presentation" style:parent-style-name="TITLE_5f__5f__5f__5f_-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5.3999996185303pt" fo:letter-spacing="normal" fo:font-style="normal" style:text-underline-style="none" fo:font-weight="normal"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fo:hyphenate="false"/>
    </style:style>
    <style:style style:name="TITLE_5f__5f__5f__5f_-outline5" style:display-name="TITLE____-outline5" style:family="presentation" style:parent-style-name="TITLE_5f__5f__5f__5f_-outline4">
      <style:paragraph-properties fo:margin-left="0cm" fo:margin-right="0cm" fo:margin-top="0.082cm" fo:margin-bottom="0cm" fo:text-indent="0cm"/>
      <style:text-properties fo:font-size="16.5pt" style:font-size-asian="20pt" style:font-size-complex="20pt"/>
    </style:style>
    <style:style style:name="TITLE_5f__5f__5f__5f_-outline6" style:display-name="TITLE____-outline6" style:family="presentation" style:parent-style-name="TITLE_5f__5f__5f__5f_-outline5">
      <style:paragraph-properties fo:margin-left="0cm" fo:margin-right="0cm" fo:margin-top="0.082cm" fo:margin-bottom="0cm" fo:text-indent="0cm"/>
      <style:text-properties fo:font-size="16.5pt" style:font-size-asian="20pt" style:font-size-complex="20pt"/>
    </style:style>
    <style:style style:name="TITLE_5f__5f__5f__5f_-outline7" style:display-name="TITLE____-outline7" style:family="presentation" style:parent-style-name="TITLE_5f__5f__5f__5f_-outline6">
      <style:paragraph-properties fo:margin-left="0cm" fo:margin-right="0cm" fo:margin-top="0.082cm" fo:margin-bottom="0cm" fo:text-indent="0cm"/>
      <style:text-properties fo:font-size="16.5pt" style:font-size-asian="20pt" style:font-size-complex="20pt"/>
    </style:style>
    <style:style style:name="TITLE_5f__5f__5f__5f_-outline8" style:display-name="TITLE____-outline8" style:family="presentation" style:parent-style-name="TITLE_5f__5f__5f__5f_-outline7">
      <style:paragraph-properties fo:margin-left="0cm" fo:margin-right="0cm" fo:margin-top="0.082cm" fo:margin-bottom="0cm" fo:text-indent="0cm"/>
      <style:text-properties fo:font-size="16.5pt" style:font-size-asian="20pt" style:font-size-complex="20pt"/>
    </style:style>
    <style:style style:name="TITLE_5f__5f__5f__5f_-outline9" style:display-name="TITLE____-outline9" style:family="presentation" style:parent-style-name="TITLE_5f__5f__5f__5f_-outline8">
      <style:paragraph-properties fo:margin-left="0cm" fo:margin-right="0cm" fo:margin-top="0.082cm" fo:margin-bottom="0cm" fo:text-indent="0cm"/>
      <style:text-properties fo:font-size="16.5pt" style:font-size-asian="20pt" style:font-size-complex="20pt"/>
    </style:style>
    <style:style style:name="TITLE_5f__5f__5f__5f_-subtitle" style:display-name="TITLE____-subtitle" style:family="presentation">
      <style:graphic-properties draw:stroke="none" draw:fill="none" draw:textarea-vertical-align="middle">
        <text:list-style style:name="TITLE_5f__5f__5f__5f_-subtitle" style:display-name="TITLE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title" style:display-name="TITLE____-title" style:family="presentation">
      <style:graphic-properties draw:stroke="none" draw:fill="none" draw:textarea-vertical-align="middle">
        <text:list-style style:name="TITLE_5f__5f__5f__5f_-title" style:display-name="TITLE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3" fo:font-family="Arial" fo:font-size="17.3999996185303pt" fo:letter-spacing="normal" fo:language="en" fo:country="US" fo:font-style="normal" fo:text-shadow="none" style:text-underline-style="none" fo:font-weight="normal" style:letter-kerning="true" fo:background-color="transparent" style:font-name-asian="Arial3" style:font-family-asian="Arial" style:font-size-asian="18pt" style:font-style-asian="normal" style:font-weight-asian="normal" style:font-name-complex="Arial3" style:font-family-complex="Arial" style:font-size-complex="18pt" style:font-style-complex="normal" style:font-weight-complex="normal" style:text-emphasize="none" style:font-relief="none" style:text-overline-style="none" style:text-overline-color="font-color" fo:hyphenate="false"/>
    </style:style>
    <style:style style:name="TITLE_5f__5f__5f__5f__5f_-background" style:display-name="TITLE_____-background" style:family="presentation">
      <style:graphic-properties draw:stroke="none" draw:fill="solid" draw:fill-color="#ffffff"/>
      <style:text-properties style:letter-kerning="true"/>
    </style:style>
    <style:style style:name="TITLE_5f__5f__5f__5f__5f_-backgroundobjects" style:display-name="TITLE_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_5f_-notes" style:display-name="TITLE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5f__5f__5f__5f__5f_-outline1" style:display-name="TITLE_____-outline1" style:family="presentation">
      <style:graphic-properties draw:stroke="none" draw:fill="none" draw:auto-grow-height="false" draw:fit-to-size="shrink-to-fit" style:shrink-to-fit="true">
        <text:list-style style:name="TITLE_5f__5f__5f__5f__5f_-outline1" style:display-name="TITLE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3" fo:font-family="Arial" fo:font-size="15.3999996185303pt" fo:letter-spacing="normal" fo:language="en" fo:country="US" fo:font-style="normal" fo:text-shadow="none" style:text-underline-style="none" fo:font-weight="normal" style:letter-kerning="true" fo:background-color="transparent"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style:text-emphasize="none" style:font-relief="none" style:text-overline-style="none" style:text-overline-color="font-color" fo:hyphenate="false"/>
    </style:style>
    <style:style style:name="TITLE_5f__5f__5f__5f__5f_-outline2" style:display-name="TITLE_____-outline2" style:family="presentation" style:parent-style-name="TITLE_5f__5f__5f__5f__5f_-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5.3999996185303pt" fo:letter-spacing="normal" fo:font-style="normal" style:text-underline-style="none" fo:font-weight="normal"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fo:hyphenate="false"/>
    </style:style>
    <style:style style:name="TITLE_5f__5f__5f__5f__5f_-outline3" style:display-name="TITLE_____-outline3" style:family="presentation" style:parent-style-name="TITLE_5f__5f__5f__5f__5f_-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5.3999996185303pt" fo:letter-spacing="normal" fo:font-style="normal" style:text-underline-style="none" fo:font-weight="normal"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fo:hyphenate="false"/>
    </style:style>
    <style:style style:name="TITLE_5f__5f__5f__5f__5f_-outline4" style:display-name="TITLE_____-outline4" style:family="presentation" style:parent-style-name="TITLE_5f__5f__5f__5f__5f_-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5.3999996185303pt" fo:letter-spacing="normal" fo:font-style="normal" style:text-underline-style="none" fo:font-weight="normal"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fo:hyphenate="false"/>
    </style:style>
    <style:style style:name="TITLE_5f__5f__5f__5f__5f_-outline5" style:display-name="TITLE_____-outline5" style:family="presentation" style:parent-style-name="TITLE_5f__5f__5f__5f__5f_-outline4">
      <style:paragraph-properties fo:margin-left="0cm" fo:margin-right="0cm" fo:margin-top="0.082cm" fo:margin-bottom="0cm" fo:text-indent="0cm"/>
      <style:text-properties fo:font-size="16.5pt" style:font-size-asian="20pt" style:font-size-complex="20pt"/>
    </style:style>
    <style:style style:name="TITLE_5f__5f__5f__5f__5f_-outline6" style:display-name="TITLE_____-outline6" style:family="presentation" style:parent-style-name="TITLE_5f__5f__5f__5f__5f_-outline5">
      <style:paragraph-properties fo:margin-left="0cm" fo:margin-right="0cm" fo:margin-top="0.082cm" fo:margin-bottom="0cm" fo:text-indent="0cm"/>
      <style:text-properties fo:font-size="16.5pt" style:font-size-asian="20pt" style:font-size-complex="20pt"/>
    </style:style>
    <style:style style:name="TITLE_5f__5f__5f__5f__5f_-outline7" style:display-name="TITLE_____-outline7" style:family="presentation" style:parent-style-name="TITLE_5f__5f__5f__5f__5f_-outline6">
      <style:paragraph-properties fo:margin-left="0cm" fo:margin-right="0cm" fo:margin-top="0.082cm" fo:margin-bottom="0cm" fo:text-indent="0cm"/>
      <style:text-properties fo:font-size="16.5pt" style:font-size-asian="20pt" style:font-size-complex="20pt"/>
    </style:style>
    <style:style style:name="TITLE_5f__5f__5f__5f__5f_-outline8" style:display-name="TITLE_____-outline8" style:family="presentation" style:parent-style-name="TITLE_5f__5f__5f__5f__5f_-outline7">
      <style:paragraph-properties fo:margin-left="0cm" fo:margin-right="0cm" fo:margin-top="0.082cm" fo:margin-bottom="0cm" fo:text-indent="0cm"/>
      <style:text-properties fo:font-size="16.5pt" style:font-size-asian="20pt" style:font-size-complex="20pt"/>
    </style:style>
    <style:style style:name="TITLE_5f__5f__5f__5f__5f_-outline9" style:display-name="TITLE_____-outline9" style:family="presentation" style:parent-style-name="TITLE_5f__5f__5f__5f__5f_-outline8">
      <style:paragraph-properties fo:margin-left="0cm" fo:margin-right="0cm" fo:margin-top="0.082cm" fo:margin-bottom="0cm" fo:text-indent="0cm"/>
      <style:text-properties fo:font-size="16.5pt" style:font-size-asian="20pt" style:font-size-complex="20pt"/>
    </style:style>
    <style:style style:name="TITLE_5f__5f__5f__5f__5f_-subtitle" style:display-name="TITLE_____-subtitle" style:family="presentation">
      <style:graphic-properties draw:stroke="none" draw:fill="none" draw:textarea-vertical-align="middle">
        <text:list-style style:name="TITLE_5f__5f__5f__5f__5f_-subtitle" style:display-name="TITLE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title" style:display-name="TITLE_____-title" style:family="presentation">
      <style:graphic-properties draw:stroke="none" draw:fill="none" draw:textarea-vertical-align="middle">
        <text:list-style style:name="TITLE_5f__5f__5f__5f__5f_-title" style:display-name="TITLE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3" fo:font-family="Arial" fo:font-size="17.3999996185303pt" fo:letter-spacing="normal" fo:language="en" fo:country="US" fo:font-style="normal" fo:text-shadow="none" style:text-underline-style="none" fo:font-weight="normal" style:letter-kerning="true" fo:background-color="transparent" style:font-name-asian="Arial3" style:font-family-asian="Arial" style:font-size-asian="18pt" style:font-style-asian="normal" style:font-weight-asian="normal" style:font-name-complex="Arial3" style:font-family-complex="Arial" style:font-size-complex="18pt" style:font-style-complex="normal" style:font-weight-complex="normal" style:text-emphasize="none" style:font-relief="none" style:text-overline-style="none" style:text-overline-color="font-color" fo:hyphenate="false"/>
    </style:style>
    <style:style style:name="TITLE_5f__5f__5f__5f__5f__5f_-background" style:display-name="TITLE______-background" style:family="presentation">
      <style:graphic-properties draw:stroke="none" draw:fill="solid" draw:fill-color="#ffffff"/>
      <style:text-properties style:letter-kerning="true"/>
    </style:style>
    <style:style style:name="TITLE_5f__5f__5f__5f__5f__5f_-backgroundobjects" style:display-name="TITLE__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_5f__5f_-notes" style:display-name="TITLE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5f__5f__5f__5f__5f__5f_-outline1" style:display-name="TITLE______-outline1" style:family="presentation">
      <style:graphic-properties draw:stroke="none" draw:fill="none" draw:auto-grow-height="false" draw:fit-to-size="shrink-to-fit" style:shrink-to-fit="true">
        <text:list-style style:name="TITLE_5f__5f__5f__5f__5f__5f_-outline1" style:display-name="TITLE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3" fo:font-family="Arial" fo:font-size="15.3999996185303pt" fo:letter-spacing="normal" fo:language="en" fo:country="US" fo:font-style="normal" fo:text-shadow="none" style:text-underline-style="none" fo:font-weight="normal" style:letter-kerning="true" fo:background-color="transparent"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style:text-emphasize="none" style:font-relief="none" style:text-overline-style="none" style:text-overline-color="font-color" fo:hyphenate="false"/>
    </style:style>
    <style:style style:name="TITLE_5f__5f__5f__5f__5f__5f_-outline2" style:display-name="TITLE______-outline2" style:family="presentation" style:parent-style-name="TITLE_5f__5f__5f__5f__5f__5f_-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5.3999996185303pt" fo:letter-spacing="normal" fo:font-style="normal" style:text-underline-style="none" fo:font-weight="normal"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fo:hyphenate="false"/>
    </style:style>
    <style:style style:name="TITLE_5f__5f__5f__5f__5f__5f_-outline3" style:display-name="TITLE______-outline3" style:family="presentation" style:parent-style-name="TITLE_5f__5f__5f__5f__5f__5f_-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5.3999996185303pt" fo:letter-spacing="normal" fo:font-style="normal" style:text-underline-style="none" fo:font-weight="normal"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fo:hyphenate="false"/>
    </style:style>
    <style:style style:name="TITLE_5f__5f__5f__5f__5f__5f_-outline4" style:display-name="TITLE______-outline4" style:family="presentation" style:parent-style-name="TITLE_5f__5f__5f__5f__5f__5f_-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5.3999996185303pt" fo:letter-spacing="normal" fo:font-style="normal" style:text-underline-style="none" fo:font-weight="normal" style:font-name-asian="Arial3" style:font-family-asian="Arial" style:font-size-asian="18.7000007629395pt" style:font-style-asian="normal" style:font-weight-asian="normal" style:font-name-complex="Arial3" style:font-family-complex="Arial" style:font-size-complex="18.7000007629395pt" style:font-style-complex="normal" style:font-weight-complex="normal" fo:hyphenate="false"/>
    </style:style>
    <style:style style:name="TITLE_5f__5f__5f__5f__5f__5f_-outline5" style:display-name="TITLE______-outline5" style:family="presentation" style:parent-style-name="TITLE_5f__5f__5f__5f__5f__5f_-outline4">
      <style:paragraph-properties fo:margin-left="0cm" fo:margin-right="0cm" fo:margin-top="0.082cm" fo:margin-bottom="0cm" fo:text-indent="0cm"/>
      <style:text-properties fo:font-size="16.5pt" style:font-size-asian="20pt" style:font-size-complex="20pt"/>
    </style:style>
    <style:style style:name="TITLE_5f__5f__5f__5f__5f__5f_-outline6" style:display-name="TITLE______-outline6" style:family="presentation" style:parent-style-name="TITLE_5f__5f__5f__5f__5f__5f_-outline5">
      <style:paragraph-properties fo:margin-left="0cm" fo:margin-right="0cm" fo:margin-top="0.082cm" fo:margin-bottom="0cm" fo:text-indent="0cm"/>
      <style:text-properties fo:font-size="16.5pt" style:font-size-asian="20pt" style:font-size-complex="20pt"/>
    </style:style>
    <style:style style:name="TITLE_5f__5f__5f__5f__5f__5f_-outline7" style:display-name="TITLE______-outline7" style:family="presentation" style:parent-style-name="TITLE_5f__5f__5f__5f__5f__5f_-outline6">
      <style:paragraph-properties fo:margin-left="0cm" fo:margin-right="0cm" fo:margin-top="0.082cm" fo:margin-bottom="0cm" fo:text-indent="0cm"/>
      <style:text-properties fo:font-size="16.5pt" style:font-size-asian="20pt" style:font-size-complex="20pt"/>
    </style:style>
    <style:style style:name="TITLE_5f__5f__5f__5f__5f__5f_-outline8" style:display-name="TITLE______-outline8" style:family="presentation" style:parent-style-name="TITLE_5f__5f__5f__5f__5f__5f_-outline7">
      <style:paragraph-properties fo:margin-left="0cm" fo:margin-right="0cm" fo:margin-top="0.082cm" fo:margin-bottom="0cm" fo:text-indent="0cm"/>
      <style:text-properties fo:font-size="16.5pt" style:font-size-asian="20pt" style:font-size-complex="20pt"/>
    </style:style>
    <style:style style:name="TITLE_5f__5f__5f__5f__5f__5f_-outline9" style:display-name="TITLE______-outline9" style:family="presentation" style:parent-style-name="TITLE_5f__5f__5f__5f__5f__5f_-outline8">
      <style:paragraph-properties fo:margin-left="0cm" fo:margin-right="0cm" fo:margin-top="0.082cm" fo:margin-bottom="0cm" fo:text-indent="0cm"/>
      <style:text-properties fo:font-size="16.5pt" style:font-size-asian="20pt" style:font-size-complex="20pt"/>
    </style:style>
    <style:style style:name="TITLE_5f__5f__5f__5f__5f__5f_-subtitle" style:display-name="TITLE______-subtitle" style:family="presentation">
      <style:graphic-properties draw:stroke="none" draw:fill="none" draw:textarea-vertical-align="middle">
        <text:list-style style:name="TITLE_5f__5f__5f__5f__5f__5f_-subtitle" style:display-name="TITLE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title" style:display-name="TITLE______-title" style:family="presentation">
      <style:graphic-properties draw:stroke="none" draw:fill="none" draw:textarea-vertical-align="middle">
        <text:list-style style:name="TITLE_5f__5f__5f__5f__5f__5f_-title" style:display-name="TITLE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3" fo:font-family="Arial" fo:font-size="17.3999996185303pt" fo:letter-spacing="normal" fo:language="en" fo:country="US" fo:font-style="normal" fo:text-shadow="none" style:text-underline-style="none" fo:font-weight="normal" style:letter-kerning="true" fo:background-color="transparent" style:font-name-asian="Arial3" style:font-family-asian="Arial" style:font-size-asian="18pt" style:font-style-asian="normal" style:font-weight-asian="normal" style:font-name-complex="Arial3" style:font-family-complex="Arial"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35cm" svg:stroke-color="#3255a4" draw:stroke-linejoin="miter" svg:stroke-linecap="butt" draw:fill="solid" draw:fill-color="#3255a4" draw:textarea-vertical-align="middle" draw:auto-grow-height="false" draw:fit-to-size="false" style:shrink-to-fit="false" fo:min-height="0.964cm" fo:min-width="25.075cm" fo:padding-top="0.127cm" fo:padding-bottom="0.127cm" fo:padding-left="0.254cm" fo:padding-right="0.254cm" fo:wrap-option="wrap"/>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backgroundobjects">
      <style:graphic-properties draw:stroke="none" draw:fill="none" draw:fill-color="#ffffff" draw:auto-grow-height="false" fo:min-height="1.485cm"/>
      <style:paragraph-properties style:writing-mode="lr-tb"/>
    </style:style>
    <style:style style:name="Mpr5"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LE_5f_-backgroundobjects">
      <style:graphic-properties draw:stroke="none" draw:fill="none" draw:fill-color="#ffffff" draw:auto-grow-height="false" fo:min-height="1.485cm"/>
      <style:paragraph-properties style:writing-mode="lr-tb"/>
    </style:style>
    <style:style style:name="Mpr7" style:family="presentation" style:parent-style-name="TITLE_5f_-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ITLE_5f__5f_-backgroundobjects">
      <style:graphic-properties draw:stroke="none" draw:fill="none" draw:fill-color="#ffffff" draw:auto-grow-height="false" fo:min-height="1.485cm"/>
      <style:paragraph-properties style:writing-mode="lr-tb"/>
    </style:style>
    <style:style style:name="Mpr9" style:family="presentation" style:parent-style-name="TITLE_5f__5f_-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ITLE_5f__5f__5f_-backgroundobjects">
      <style:graphic-properties draw:stroke="none" draw:fill="none" draw:fill-color="#ffffff" draw:auto-grow-height="false" fo:min-height="1.485cm"/>
      <style:paragraph-properties style:writing-mode="lr-tb"/>
    </style:style>
    <style:style style:name="Mpr11" style:family="presentation" style:parent-style-name="TITLE_5f__5f__5f_-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TITLE_5f__5f__5f__5f_-backgroundobjects">
      <style:graphic-properties draw:stroke="none" draw:fill="none" draw:fill-color="#ffffff" draw:auto-grow-height="false" fo:min-height="1.485cm"/>
      <style:paragraph-properties style:writing-mode="lr-tb"/>
    </style:style>
    <style:style style:name="Mpr13" style:family="presentation" style:parent-style-name="TITLE_5f__5f__5f__5f_-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TITLE_5f__5f__5f__5f__5f_-backgroundobjects">
      <style:graphic-properties draw:stroke="none" draw:fill="none" draw:fill-color="#ffffff" draw:auto-grow-height="false" fo:min-height="1.485cm"/>
      <style:paragraph-properties style:writing-mode="lr-tb"/>
    </style:style>
    <style:style style:name="Mpr15" style:family="presentation" style:parent-style-name="TITLE_5f__5f__5f__5f__5f_-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ITLE_5f__5f__5f__5f__5f__5f_-backgroundobjects">
      <style:graphic-properties draw:stroke="none" draw:fill="none" draw:fill-color="#ffffff" draw:auto-grow-height="false" fo:min-height="1.485cm"/>
      <style:paragraph-properties style:writing-mode="lr-tb"/>
    </style:style>
    <style:style style:name="Mpr17" style:family="presentation" style:parent-style-name="TITLE_5f_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3255a4"/>
      <style:paragraph-properties fo:text-align="center" style:font-independent-line-spacing="true"/>
      <style:text-properties fo:font-size="18pt"/>
    </style:style>
    <style:style style:name="MP8"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 style:page-layout-name="PM1" draw:style-name="Mdp2">
      <draw:g draw:name="Google Shape;32;p9">
        <draw:custom-shape draw:name="Google Shape;33;p9" draw:style-name="Mgr3"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4" draw:text-style-name="MP8" draw:layer="backgroundobjects" svg:width="3.265cm" svg:height="0.788cm" svg:x="0.523cm" svg:y="0.241cm">
          <draw:image xlink:href="Pictures/100002010000025800000090F02C82CE824A7CC2.png" xlink:type="simple" xlink:show="embed" xlink:actuate="onLoad" loext:mime-type="image/png">
            <text:p/>
          </draw:image>
        </draw:frame>
        <draw:frame draw:name="Google Shape;35;p9" draw:style-name="Mgr4" draw:text-style-name="MP8" draw:layer="backgroundobjects" svg:width="2.565cm" svg:height="1.229cm" svg:x="25.434cm" svg:y="0.001cm">
          <draw:image xlink:href="Pictures/10000201000004480000020CEE6D7FA595C77943.png" xlink:type="simple" xlink:show="embed" xlink:actuate="onLoad" loext:mime-type="image/png">
            <text:p/>
          </draw:image>
        </draw:frame>
      </draw:g>
      <draw:frame draw:name="Google Shape;69;p20" presentation:style-name="TITLE-title" draw:layer="backgroundobjects" svg:width="23.801cm" svg:height="3.376cm" svg:x="2.099cm" svg:y="4.892cm" presentation:class="title" presentation:placeholder="true" presentation:user-transformed="true">
        <draw:text-box/>
      </draw:frame>
      <draw:frame presentation:style-name="TITLE-outline1" draw:layer="backgroundobjects" svg:width="25.199cm" svg:height="9.134cm" svg:x="1.399cm" svg:y="3.684cm" presentation:class="outline" presentation:placeholder="true">
        <draw:text-box/>
      </draw:frame>
      <presentation:notes style:page-layout-name="PM0">
        <draw:page-thumbnail presentation:style-name="TITLE-title" draw:layer="backgroundobjects" svg:width="21.825cm" svg:height="13.021cm" svg:x="0.661cm" svg:y="2.639cm" presentation:class="page"/>
        <draw:frame presentation:style-name="TITLE-notes" draw:layer="backgroundobjects" svg:width="18.519cm" svg:height="15.626cm" svg:x="2.314cm" svg:y="16.495cm" presentation:class="notes" presentation:placeholder="true">
          <draw:text-box/>
        </draw:frame>
        <draw:frame presentation:style-name="Mpr4" draw:text-style-name="MP2" draw:layer="backgroundobjects" svg:width="10.046cm" svg:height="1.735cm" svg:x="0cm" svg:y="0cm" presentation:class="header">
          <draw:text-box>
            <text:p text:style-name="MP1"><text:span text:style-name="MT1"><presentation:header/></text:span></text:p>
          </draw:text-box>
        </draw:frame>
        <draw:frame presentation:style-name="Mpr4" draw:text-style-name="MP4" draw:layer="backgroundobjects" svg:width="10.046cm" svg:height="1.735cm" svg:x="13.102cm" svg:y="0cm" presentation:class="date-time">
          <draw:text-box>
            <text:p text:style-name="MP3"><text:span text:style-name="MT1"><presentation:date-time/></text:span></text:p>
          </draw:text-box>
        </draw:frame>
        <draw:frame presentation:style-name="Mpr5" draw:text-style-name="MP2" draw:layer="backgroundobjects" svg:width="10.046cm" svg:height="1.735cm" svg:x="0cm" svg:y="32.991cm" presentation:class="footer">
          <draw:text-box>
            <text:p text:style-name="MP1"><text:span text:style-name="MT1"><presentation:footer/></text:span></text:p>
          </draw:text-box>
        </draw:frame>
        <draw:frame presentation:style-name="Mpr5"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ITLE_5f_" style:display-name="TITLE_" style:page-layout-name="PM1" draw:style-name="Mdp2">
      <draw:g draw:name="Google Shape;32;p9">
        <draw:custom-shape draw:name="Google Shape;33;p9" draw:style-name="Mgr3"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4" draw:text-style-name="MP8" draw:layer="backgroundobjects" svg:width="3.265cm" svg:height="0.788cm" svg:x="0.523cm" svg:y="0.241cm">
          <draw:image xlink:href="Pictures/100002010000025800000090F02C82CE824A7CC2.png" xlink:type="simple" xlink:show="embed" xlink:actuate="onLoad" loext:mime-type="image/png">
            <text:p/>
          </draw:image>
        </draw:frame>
        <draw:frame draw:name="Google Shape;35;p9" draw:style-name="Mgr4" draw:text-style-name="MP8" draw:layer="backgroundobjects" svg:width="2.565cm" svg:height="1.229cm" svg:x="25.434cm" svg:y="0.001cm">
          <draw:image xlink:href="Pictures/10000201000004480000020CEE6D7FA595C77943.png" xlink:type="simple" xlink:show="embed" xlink:actuate="onLoad" loext:mime-type="image/png">
            <text:p/>
          </draw:image>
        </draw:frame>
      </draw:g>
      <draw:frame draw:name="Google Shape;69;p20" presentation:style-name="TITLE_5f_-title" draw:layer="backgroundobjects" svg:width="23.801cm" svg:height="3.376cm" svg:x="2.099cm" svg:y="4.892cm" presentation:class="title" presentation:placeholder="true" presentation:user-transformed="true">
        <draw:text-box/>
      </draw:frame>
      <draw:frame presentation:style-name="TITLE_5f_-outline1" draw:layer="backgroundobjects" svg:width="25.199cm" svg:height="9.134cm" svg:x="1.399cm" svg:y="3.684cm" presentation:class="outline" presentation:placeholder="true">
        <draw:text-box/>
      </draw:frame>
      <presentation:notes style:page-layout-name="PM0">
        <draw:page-thumbnail presentation:style-name="TITLE_5f_-title" draw:layer="backgroundobjects" svg:width="21.825cm" svg:height="13.021cm" svg:x="0.661cm" svg:y="2.639cm" presentation:class="page"/>
        <draw:frame presentation:style-name="TITLE_5f_-notes" draw:layer="backgroundobjects" svg:width="18.519cm" svg:height="15.626cm" svg:x="2.314cm" svg:y="16.495cm" presentation:class="notes" presentation:placeholder="true">
          <draw:text-box/>
        </draw:frame>
        <draw:frame presentation:style-name="Mpr6" draw:text-style-name="MP2" draw:layer="backgroundobjects" svg:width="10.046cm" svg:height="1.735cm" svg:x="0cm" svg:y="0cm" presentation:class="header">
          <draw:text-box>
            <text:p text:style-name="MP1"><text:span text:style-name="MT1"><presentation:header/></text:span></text:p>
          </draw:text-box>
        </draw:frame>
        <draw:frame presentation:style-name="Mpr6" draw:text-style-name="MP4" draw:layer="backgroundobjects" svg:width="10.046cm" svg:height="1.735cm" svg:x="13.102cm" svg:y="0cm" presentation:class="date-time">
          <draw:text-box>
            <text:p text:style-name="MP3"><text:span text:style-name="MT1"><presentation:date-time/></text:span></text:p>
          </draw:text-box>
        </draw:frame>
        <draw:frame presentation:style-name="Mpr7" draw:text-style-name="MP2" draw:layer="backgroundobjects" svg:width="10.046cm" svg:height="1.735cm" svg:x="0cm" svg:y="32.991cm" presentation:class="footer">
          <draw:text-box>
            <text:p text:style-name="MP1"><text:span text:style-name="MT1"><presentation:footer/></text:span></text:p>
          </draw:text-box>
        </draw:frame>
        <draw:frame presentation:style-name="Mpr7"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ITLE_5f__5f_" style:display-name="TITLE__" style:page-layout-name="PM1" draw:style-name="Mdp2">
      <draw:g draw:name="Google Shape;32;p9">
        <draw:custom-shape draw:name="Google Shape;33;p9" draw:style-name="Mgr3"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4" draw:text-style-name="MP8" draw:layer="backgroundobjects" svg:width="3.265cm" svg:height="0.788cm" svg:x="0.523cm" svg:y="0.241cm">
          <draw:image xlink:href="Pictures/100002010000025800000090F02C82CE824A7CC2.png" xlink:type="simple" xlink:show="embed" xlink:actuate="onLoad" loext:mime-type="image/png">
            <text:p/>
          </draw:image>
        </draw:frame>
        <draw:frame draw:name="Google Shape;35;p9" draw:style-name="Mgr4" draw:text-style-name="MP8" draw:layer="backgroundobjects" svg:width="2.565cm" svg:height="1.229cm" svg:x="25.434cm" svg:y="0.001cm">
          <draw:image xlink:href="Pictures/10000201000004480000020CEE6D7FA595C77943.png" xlink:type="simple" xlink:show="embed" xlink:actuate="onLoad" loext:mime-type="image/png">
            <text:p/>
          </draw:image>
        </draw:frame>
      </draw:g>
      <draw:frame draw:name="Google Shape;69;p20" presentation:style-name="TITLE_5f__5f_-title" draw:layer="backgroundobjects" svg:width="23.801cm" svg:height="3.376cm" svg:x="2.099cm" svg:y="4.892cm" presentation:class="title" presentation:placeholder="true" presentation:user-transformed="true">
        <draw:text-box/>
      </draw:frame>
      <draw:frame presentation:style-name="TITLE_5f__5f_-outline1" draw:layer="backgroundobjects" svg:width="25.199cm" svg:height="9.134cm" svg:x="1.399cm" svg:y="3.684cm" presentation:class="outline" presentation:placeholder="true">
        <draw:text-box/>
      </draw:frame>
      <presentation:notes style:page-layout-name="PM0">
        <draw:page-thumbnail presentation:style-name="TITLE_5f__5f_-title" draw:layer="backgroundobjects" svg:width="21.825cm" svg:height="13.021cm" svg:x="0.661cm" svg:y="2.639cm" presentation:class="page"/>
        <draw:frame presentation:style-name="TITLE_5f__5f_-notes" draw:layer="backgroundobjects" svg:width="18.519cm" svg:height="15.626cm" svg:x="2.314cm" svg:y="16.495cm" presentation:class="notes" presentation:placeholder="true">
          <draw:text-box/>
        </draw:frame>
        <draw:frame presentation:style-name="Mpr8" draw:text-style-name="MP2" draw:layer="backgroundobjects" svg:width="10.046cm" svg:height="1.735cm" svg:x="0cm" svg:y="0cm" presentation:class="header">
          <draw:text-box>
            <text:p text:style-name="MP1"><text:span text:style-name="MT1"><presentation:header/></text:span></text:p>
          </draw:text-box>
        </draw:frame>
        <draw:frame presentation:style-name="Mpr8" draw:text-style-name="MP4" draw:layer="backgroundobjects" svg:width="10.046cm" svg:height="1.735cm" svg:x="13.102cm" svg:y="0cm" presentation:class="date-time">
          <draw:text-box>
            <text:p text:style-name="MP3"><text:span text:style-name="MT1"><presentation:date-time/></text:span></text:p>
          </draw:text-box>
        </draw:frame>
        <draw:frame presentation:style-name="Mpr9" draw:text-style-name="MP2" draw:layer="backgroundobjects" svg:width="10.046cm" svg:height="1.735cm" svg:x="0cm" svg:y="32.991cm" presentation:class="footer">
          <draw:text-box>
            <text:p text:style-name="MP1"><text:span text:style-name="MT1"><presentation:footer/></text:span></text:p>
          </draw:text-box>
        </draw:frame>
        <draw:frame presentation:style-name="Mpr9"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ITLE_5f__5f__5f_" style:display-name="TITLE___" style:page-layout-name="PM1" draw:style-name="Mdp2">
      <draw:g draw:name="Google Shape;32;p9">
        <draw:custom-shape draw:name="Google Shape;33;p9" draw:style-name="Mgr3"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4" draw:text-style-name="MP8" draw:layer="backgroundobjects" svg:width="3.265cm" svg:height="0.788cm" svg:x="0.523cm" svg:y="0.241cm">
          <draw:image xlink:href="Pictures/100002010000025800000090F02C82CE824A7CC2.png" xlink:type="simple" xlink:show="embed" xlink:actuate="onLoad" loext:mime-type="image/png">
            <text:p/>
          </draw:image>
        </draw:frame>
        <draw:frame draw:name="Google Shape;35;p9" draw:style-name="Mgr4" draw:text-style-name="MP8" draw:layer="backgroundobjects" svg:width="2.565cm" svg:height="1.229cm" svg:x="25.434cm" svg:y="0.001cm">
          <draw:image xlink:href="Pictures/10000201000004480000020CEE6D7FA595C77943.png" xlink:type="simple" xlink:show="embed" xlink:actuate="onLoad" loext:mime-type="image/png">
            <text:p/>
          </draw:image>
        </draw:frame>
      </draw:g>
      <draw:frame draw:name="Google Shape;69;p20" presentation:style-name="TITLE_5f__5f__5f_-title" draw:layer="backgroundobjects" svg:width="23.801cm" svg:height="3.376cm" svg:x="2.099cm" svg:y="4.892cm" presentation:class="title" presentation:placeholder="true" presentation:user-transformed="true">
        <draw:text-box/>
      </draw:frame>
      <draw:frame presentation:style-name="TITLE_5f__5f__5f_-outline1" draw:layer="backgroundobjects" svg:width="25.199cm" svg:height="9.134cm" svg:x="1.399cm" svg:y="3.684cm" presentation:class="outline" presentation:placeholder="true">
        <draw:text-box/>
      </draw:frame>
      <presentation:notes style:page-layout-name="PM0">
        <draw:page-thumbnail presentation:style-name="TITLE_5f__5f__5f_-title" draw:layer="backgroundobjects" svg:width="21.825cm" svg:height="13.021cm" svg:x="0.661cm" svg:y="2.639cm" presentation:class="page"/>
        <draw:frame presentation:style-name="TITLE_5f__5f__5f_-notes" draw:layer="backgroundobjects" svg:width="18.519cm" svg:height="15.626cm" svg:x="2.314cm" svg:y="16.495cm" presentation:class="notes" presentation:placeholder="true">
          <draw:text-box/>
        </draw:frame>
        <draw:frame presentation:style-name="Mpr10" draw:text-style-name="MP2" draw:layer="backgroundobjects" svg:width="10.046cm" svg:height="1.735cm" svg:x="0cm" svg:y="0cm" presentation:class="header">
          <draw:text-box>
            <text:p text:style-name="MP1"><text:span text:style-name="MT1"><presentation:header/></text:span></text:p>
          </draw:text-box>
        </draw:frame>
        <draw:frame presentation:style-name="Mpr10" draw:text-style-name="MP4" draw:layer="backgroundobjects" svg:width="10.046cm" svg:height="1.735cm" svg:x="13.102cm" svg:y="0cm" presentation:class="date-time">
          <draw:text-box>
            <text:p text:style-name="MP3"><text:span text:style-name="MT1"><presentation:date-time/></text:span></text:p>
          </draw:text-box>
        </draw:frame>
        <draw:frame presentation:style-name="Mpr11" draw:text-style-name="MP2" draw:layer="backgroundobjects" svg:width="10.046cm" svg:height="1.735cm" svg:x="0cm" svg:y="32.991cm" presentation:class="footer">
          <draw:text-box>
            <text:p text:style-name="MP1"><text:span text:style-name="MT1"><presentation:footer/></text:span></text:p>
          </draw:text-box>
        </draw:frame>
        <draw:frame presentation:style-name="Mpr11"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ITLE_5f__5f__5f__5f_" style:display-name="TITLE____" style:page-layout-name="PM1" draw:style-name="Mdp2">
      <draw:g draw:name="Google Shape;32;p9">
        <draw:custom-shape draw:name="Google Shape;33;p9" draw:style-name="Mgr3"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4" draw:text-style-name="MP8" draw:layer="backgroundobjects" svg:width="3.265cm" svg:height="0.788cm" svg:x="0.523cm" svg:y="0.241cm">
          <draw:image xlink:href="Pictures/100002010000025800000090F02C82CE824A7CC2.png" xlink:type="simple" xlink:show="embed" xlink:actuate="onLoad" loext:mime-type="image/png">
            <text:p/>
          </draw:image>
        </draw:frame>
        <draw:frame draw:name="Google Shape;35;p9" draw:style-name="Mgr4" draw:text-style-name="MP8" draw:layer="backgroundobjects" svg:width="2.565cm" svg:height="1.229cm" svg:x="25.434cm" svg:y="0.001cm">
          <draw:image xlink:href="Pictures/10000201000004480000020CEE6D7FA595C77943.png" xlink:type="simple" xlink:show="embed" xlink:actuate="onLoad" loext:mime-type="image/png">
            <text:p/>
          </draw:image>
        </draw:frame>
      </draw:g>
      <draw:frame draw:name="Google Shape;69;p20" presentation:style-name="TITLE_5f__5f__5f__5f_-title" draw:layer="backgroundobjects" svg:width="23.801cm" svg:height="3.376cm" svg:x="2.099cm" svg:y="4.892cm" presentation:class="title" presentation:placeholder="true" presentation:user-transformed="true">
        <draw:text-box/>
      </draw:frame>
      <draw:frame presentation:style-name="TITLE_5f__5f__5f__5f_-outline1" draw:layer="backgroundobjects" svg:width="25.199cm" svg:height="9.134cm" svg:x="1.399cm" svg:y="3.684cm" presentation:class="outline" presentation:placeholder="true">
        <draw:text-box/>
      </draw:frame>
      <presentation:notes style:page-layout-name="PM0">
        <draw:page-thumbnail presentation:style-name="TITLE_5f__5f__5f__5f_-title" draw:layer="backgroundobjects" svg:width="21.825cm" svg:height="13.021cm" svg:x="0.661cm" svg:y="2.639cm" presentation:class="page"/>
        <draw:frame presentation:style-name="TITLE_5f__5f__5f__5f_-notes" draw:layer="backgroundobjects" svg:width="18.519cm" svg:height="15.626cm" svg:x="2.314cm" svg:y="16.495cm" presentation:class="notes" presentation:placeholder="true">
          <draw:text-box/>
        </draw:frame>
        <draw:frame presentation:style-name="Mpr12" draw:text-style-name="MP2" draw:layer="backgroundobjects" svg:width="10.046cm" svg:height="1.735cm" svg:x="0cm" svg:y="0cm" presentation:class="header">
          <draw:text-box>
            <text:p text:style-name="MP1"><text:span text:style-name="MT1"><presentation:header/></text:span></text:p>
          </draw:text-box>
        </draw:frame>
        <draw:frame presentation:style-name="Mpr12" draw:text-style-name="MP4" draw:layer="backgroundobjects" svg:width="10.046cm" svg:height="1.735cm" svg:x="13.102cm" svg:y="0cm" presentation:class="date-time">
          <draw:text-box>
            <text:p text:style-name="MP3"><text:span text:style-name="MT1"><presentation:date-time/></text:span></text:p>
          </draw:text-box>
        </draw:frame>
        <draw:frame presentation:style-name="Mpr13" draw:text-style-name="MP2" draw:layer="backgroundobjects" svg:width="10.046cm" svg:height="1.735cm" svg:x="0cm" svg:y="32.991cm" presentation:class="footer">
          <draw:text-box>
            <text:p text:style-name="MP1"><text:span text:style-name="MT1"><presentation:footer/></text:span></text:p>
          </draw:text-box>
        </draw:frame>
        <draw:frame presentation:style-name="Mpr13"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ITLE_5f__5f__5f__5f__5f_" style:display-name="TITLE_____" style:page-layout-name="PM1" draw:style-name="Mdp2">
      <draw:g draw:name="Google Shape;32;p9">
        <draw:custom-shape draw:name="Google Shape;33;p9" draw:style-name="Mgr3"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4" draw:text-style-name="MP8" draw:layer="backgroundobjects" svg:width="3.265cm" svg:height="0.788cm" svg:x="0.523cm" svg:y="0.241cm">
          <draw:image xlink:href="Pictures/100002010000025800000090F02C82CE824A7CC2.png" xlink:type="simple" xlink:show="embed" xlink:actuate="onLoad" loext:mime-type="image/png">
            <text:p/>
          </draw:image>
        </draw:frame>
        <draw:frame draw:name="Google Shape;35;p9" draw:style-name="Mgr4" draw:text-style-name="MP8" draw:layer="backgroundobjects" svg:width="2.565cm" svg:height="1.229cm" svg:x="25.434cm" svg:y="0.001cm">
          <draw:image xlink:href="Pictures/10000201000004480000020CEE6D7FA595C77943.png" xlink:type="simple" xlink:show="embed" xlink:actuate="onLoad" loext:mime-type="image/png">
            <text:p/>
          </draw:image>
        </draw:frame>
      </draw:g>
      <draw:frame draw:name="Google Shape;69;p20" presentation:style-name="TITLE_5f__5f__5f__5f__5f_-title" draw:layer="backgroundobjects" svg:width="23.801cm" svg:height="3.376cm" svg:x="2.099cm" svg:y="4.892cm" presentation:class="title" presentation:placeholder="true" presentation:user-transformed="true">
        <draw:text-box/>
      </draw:frame>
      <draw:frame presentation:style-name="TITLE_5f__5f__5f__5f__5f_-outline1" draw:layer="backgroundobjects" svg:width="25.199cm" svg:height="9.134cm" svg:x="1.399cm" svg:y="3.684cm" presentation:class="outline" presentation:placeholder="true">
        <draw:text-box/>
      </draw:frame>
      <presentation:notes style:page-layout-name="PM0">
        <draw:page-thumbnail presentation:style-name="TITLE_5f__5f__5f__5f__5f_-title" draw:layer="backgroundobjects" svg:width="21.825cm" svg:height="13.021cm" svg:x="0.661cm" svg:y="2.639cm" presentation:class="page"/>
        <draw:frame presentation:style-name="TITLE_5f__5f__5f__5f__5f_-notes" draw:layer="backgroundobjects" svg:width="18.519cm" svg:height="15.626cm" svg:x="2.314cm" svg:y="16.495cm" presentation:class="notes" presentation:placeholder="true">
          <draw:text-box/>
        </draw:frame>
        <draw:frame presentation:style-name="Mpr14" draw:text-style-name="MP2" draw:layer="backgroundobjects" svg:width="10.046cm" svg:height="1.735cm" svg:x="0cm" svg:y="0cm" presentation:class="header">
          <draw:text-box>
            <text:p text:style-name="MP1"><text:span text:style-name="MT1"><presentation:header/></text:span></text:p>
          </draw:text-box>
        </draw:frame>
        <draw:frame presentation:style-name="Mpr14" draw:text-style-name="MP4" draw:layer="backgroundobjects" svg:width="10.046cm" svg:height="1.735cm" svg:x="13.102cm" svg:y="0cm" presentation:class="date-time">
          <draw:text-box>
            <text:p text:style-name="MP3"><text:span text:style-name="MT1"><presentation:date-time/></text:span></text:p>
          </draw:text-box>
        </draw:frame>
        <draw:frame presentation:style-name="Mpr15" draw:text-style-name="MP2" draw:layer="backgroundobjects" svg:width="10.046cm" svg:height="1.735cm" svg:x="0cm" svg:y="32.991cm" presentation:class="footer">
          <draw:text-box>
            <text:p text:style-name="MP1"><text:span text:style-name="MT1"><presentation:footer/></text:span></text:p>
          </draw:text-box>
        </draw:frame>
        <draw:frame presentation:style-name="Mpr15"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ITLE_5f__5f__5f__5f__5f__5f_" style:display-name="TITLE______" style:page-layout-name="PM1" draw:style-name="Mdp2">
      <draw:g draw:name="Google Shape;32;p9">
        <draw:custom-shape draw:name="Google Shape;33;p9" draw:style-name="Mgr3"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4" draw:text-style-name="MP8" draw:layer="backgroundobjects" svg:width="3.265cm" svg:height="0.788cm" svg:x="0.523cm" svg:y="0.241cm">
          <draw:image xlink:href="Pictures/100002010000025800000090F02C82CE824A7CC2.png" xlink:type="simple" xlink:show="embed" xlink:actuate="onLoad" loext:mime-type="image/png">
            <text:p/>
          </draw:image>
        </draw:frame>
        <draw:frame draw:name="Google Shape;35;p9" draw:style-name="Mgr4" draw:text-style-name="MP8" draw:layer="backgroundobjects" svg:width="2.565cm" svg:height="1.229cm" svg:x="25.434cm" svg:y="0.001cm">
          <draw:image xlink:href="Pictures/10000201000004480000020CEE6D7FA595C77943.png" xlink:type="simple" xlink:show="embed" xlink:actuate="onLoad" loext:mime-type="image/png">
            <text:p/>
          </draw:image>
        </draw:frame>
      </draw:g>
      <draw:frame draw:name="Google Shape;69;p20" presentation:style-name="TITLE_5f__5f__5f__5f__5f__5f_-title" draw:layer="backgroundobjects" svg:width="23.801cm" svg:height="3.376cm" svg:x="2.099cm" svg:y="4.892cm" presentation:class="title" presentation:placeholder="true" presentation:user-transformed="true">
        <draw:text-box/>
      </draw:frame>
      <draw:frame presentation:style-name="TITLE_5f__5f__5f__5f__5f__5f_-outline1" draw:layer="backgroundobjects" svg:width="25.199cm" svg:height="9.134cm" svg:x="1.399cm" svg:y="3.684cm" presentation:class="outline" presentation:placeholder="true">
        <draw:text-box/>
      </draw:frame>
      <presentation:notes style:page-layout-name="PM0">
        <draw:page-thumbnail presentation:style-name="TITLE_5f__5f__5f__5f__5f__5f_-title" draw:layer="backgroundobjects" svg:width="21.825cm" svg:height="13.021cm" svg:x="0.661cm" svg:y="2.639cm" presentation:class="page"/>
        <draw:frame presentation:style-name="TITLE_5f__5f__5f__5f__5f__5f_-notes" draw:layer="backgroundobjects" svg:width="18.519cm" svg:height="15.626cm" svg:x="2.314cm" svg:y="16.495cm" presentation:class="notes" presentation:placeholder="true">
          <draw:text-box/>
        </draw:frame>
        <draw:frame presentation:style-name="Mpr16" draw:text-style-name="MP2" draw:layer="backgroundobjects" svg:width="10.046cm" svg:height="1.735cm" svg:x="0cm" svg:y="0cm" presentation:class="header">
          <draw:text-box>
            <text:p text:style-name="MP1"><text:span text:style-name="MT1"><presentation:header/></text:span></text:p>
          </draw:text-box>
        </draw:frame>
        <draw:frame presentation:style-name="Mpr16" draw:text-style-name="MP4" draw:layer="backgroundobjects" svg:width="10.046cm" svg:height="1.735cm" svg:x="13.102cm" svg:y="0cm" presentation:class="date-time">
          <draw:text-box>
            <text:p text:style-name="MP3"><text:span text:style-name="MT1"><presentation:date-time/></text:span></text:p>
          </draw:text-box>
        </draw:frame>
        <draw:frame presentation:style-name="Mpr17" draw:text-style-name="MP2" draw:layer="backgroundobjects" svg:width="10.046cm" svg:height="1.735cm" svg:x="0cm" svg:y="32.991cm" presentation:class="footer">
          <draw:text-box>
            <text:p text:style-name="MP1"><text:span text:style-name="MT1"><presentation:footer/></text:span></text:p>
          </draw:text-box>
        </draw:frame>
        <draw:frame presentation:style-name="Mpr17"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3-01-12T16:55:03.837112233</meta:creation-date>
    <dc:date>2023-03-17T17:54:44.861598053</dc:date>
    <meta:editing-duration>PT43M48S</meta:editing-duration>
    <meta:editing-cycles>17</meta:editing-cycles>
    <meta:generator>LibreOffice/6.4.7.2$Linux_X86_64 LibreOffice_project/40$Build-2</meta:generator>
    <meta:document-statistic meta:object-count="127"/>
  </office:meta>
</office:document-meta>
</file>